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Quotations">
      <style:text-properties officeooo:rsid="0005d5e5" officeooo:paragraph-rsid="0005d5e5"/>
    </style:style>
    <style:style style:name="P2" style:family="paragraph" style:parent-style-name="Quotations">
      <style:text-properties officeooo:rsid="0006fcff" officeooo:paragraph-rsid="0006fcff"/>
    </style:style>
    <style:style style:name="P3" style:family="paragraph" style:parent-style-name="Quotations">
      <style:text-properties officeooo:paragraph-rsid="0006fcff"/>
    </style:style>
    <style:style style:name="P4" style:family="paragraph" style:parent-style-name="Quotations">
      <style:text-properties officeooo:paragraph-rsid="0005d5e5"/>
    </style:style>
    <style:style style:name="P5" style:family="paragraph" style:parent-style-name="Quotations">
      <style:text-properties officeooo:rsid="0008cc18" officeooo:paragraph-rsid="0008cc18"/>
    </style:style>
    <style:style style:name="P6" style:family="paragraph" style:parent-style-name="Quotations">
      <style:text-properties officeooo:rsid="0008e7ba" officeooo:paragraph-rsid="0008e7ba"/>
    </style:style>
    <style:style style:name="P7" style:family="paragraph" style:parent-style-name="Quotations">
      <style:text-properties officeooo:rsid="000e4164" officeooo:paragraph-rsid="000e4164"/>
    </style:style>
    <style:style style:name="P8" style:family="paragraph" style:parent-style-name="Quotations">
      <style:paragraph-properties fo:margin-left="0cm" fo:margin-right="1cm" fo:text-indent="0cm" style:auto-text-indent="false"/>
      <style:text-properties officeooo:rsid="0008e7ba" officeooo:paragraph-rsid="0008e7ba"/>
    </style:style>
    <style:style style:name="P9" style:family="paragraph" style:parent-style-name="Subtitle">
      <style:text-properties officeooo:rsid="0003def3" officeooo:paragraph-rsid="0003def3"/>
    </style:style>
    <style:style style:name="P10" style:family="paragraph" style:parent-style-name="Text_20_body">
      <style:text-properties officeooo:rsid="0003def3" officeooo:paragraph-rsid="0003def3"/>
    </style:style>
    <style:style style:name="P11" style:family="paragraph" style:parent-style-name="Text_20_body">
      <style:text-properties officeooo:rsid="0003def3" officeooo:paragraph-rsid="0005d5e5"/>
    </style:style>
    <style:style style:name="P12" style:family="paragraph" style:parent-style-name="Text_20_body">
      <style:text-properties officeooo:rsid="0003def3" officeooo:paragraph-rsid="000c8632"/>
    </style:style>
    <style:style style:name="P13" style:family="paragraph" style:parent-style-name="Text_20_body">
      <style:text-properties officeooo:rsid="0005d5e5" officeooo:paragraph-rsid="0005d5e5"/>
    </style:style>
    <style:style style:name="P14" style:family="paragraph" style:parent-style-name="Text_20_body">
      <style:text-properties officeooo:rsid="0005d5e5" officeooo:paragraph-rsid="000c8632"/>
    </style:style>
    <style:style style:name="P15" style:family="paragraph" style:parent-style-name="Text_20_body">
      <style:text-properties officeooo:rsid="0006fcff" officeooo:paragraph-rsid="0006fcff"/>
    </style:style>
    <style:style style:name="P16" style:family="paragraph" style:parent-style-name="Text_20_body">
      <style:text-properties officeooo:rsid="0006fcff" officeooo:paragraph-rsid="000e4164"/>
    </style:style>
    <style:style style:name="P17" style:family="paragraph" style:parent-style-name="Text_20_body">
      <style:text-properties officeooo:rsid="0008cc18" officeooo:paragraph-rsid="0008cc18"/>
    </style:style>
    <style:style style:name="P18" style:family="paragraph" style:parent-style-name="Text_20_body">
      <style:text-properties officeooo:rsid="0008cc18" officeooo:paragraph-rsid="0008e7ba"/>
    </style:style>
    <style:style style:name="P19" style:family="paragraph" style:parent-style-name="Text_20_body">
      <style:text-properties officeooo:rsid="0008e7ba" officeooo:paragraph-rsid="0008e7ba"/>
    </style:style>
    <style:style style:name="P20" style:family="paragraph" style:parent-style-name="Text_20_body">
      <style:text-properties officeooo:rsid="0009a726" officeooo:paragraph-rsid="0009a726"/>
    </style:style>
    <style:style style:name="P21" style:family="paragraph" style:parent-style-name="Text_20_body">
      <style:text-properties officeooo:rsid="0009a726" officeooo:paragraph-rsid="000c8632"/>
    </style:style>
    <style:style style:name="P22" style:family="paragraph" style:parent-style-name="Text_20_body">
      <style:text-properties officeooo:paragraph-rsid="000c8632"/>
    </style:style>
    <style:style style:name="P23" style:family="paragraph" style:parent-style-name="Title">
      <style:text-properties officeooo:rsid="0003def3" officeooo:paragraph-rsid="0003def3"/>
    </style:style>
    <style:style style:name="P24" style:family="paragraph" style:parent-style-name="Heading_20_1">
      <style:text-properties officeooo:rsid="0003def3" officeooo:paragraph-rsid="0003def3"/>
    </style:style>
    <style:style style:name="P25" style:family="paragraph" style:parent-style-name="Heading_20_1">
      <style:text-properties officeooo:paragraph-rsid="0005d5e5"/>
    </style:style>
    <style:style style:name="P26" style:family="paragraph" style:parent-style-name="Heading_20_1">
      <style:text-properties officeooo:paragraph-rsid="000c8632"/>
    </style:style>
    <style:style style:name="P27" style:family="paragraph" style:parent-style-name="Heading_20_1">
      <style:paragraph-properties fo:break-before="page"/>
      <style:text-properties officeooo:rsid="00054ad0" officeooo:paragraph-rsid="00054ad0"/>
    </style:style>
    <style:style style:name="P28" style:family="paragraph" style:parent-style-name="Text_20_body">
      <style:text-properties officeooo:rsid="000e4164" officeooo:paragraph-rsid="000e4164"/>
    </style:style>
    <style:style style:name="P29" style:family="paragraph" style:parent-style-name="Text_20_body">
      <style:text-properties officeooo:rsid="000eb009" officeooo:paragraph-rsid="000eb009"/>
    </style:style>
    <style:style style:name="P30" style:family="paragraph" style:parent-style-name="Text_20_body">
      <style:paragraph-properties fo:text-align="justify" style:justify-single-word="false"/>
      <style:text-properties officeooo:rsid="000eb009" officeooo:paragraph-rsid="000eb009"/>
    </style:style>
    <style:style style:name="P31" style:family="paragraph" style:parent-style-name="Text_20_body">
      <style:text-properties fo:font-style="italic" officeooo:rsid="000e4164" officeooo:paragraph-rsid="000e4164" style:font-style-asian="italic" style:font-style-complex="italic"/>
    </style:style>
    <style:style style:name="P32" style:family="paragraph" style:parent-style-name="Text_20_body">
      <style:text-properties fo:font-style="italic" officeooo:rsid="000e4164" officeooo:paragraph-rsid="000eb009" style:font-style-asian="italic" style:font-style-complex="italic"/>
    </style:style>
    <style:style style:name="P33" style:family="paragraph" style:parent-style-name="Text_20_body">
      <style:text-properties fo:font-style="italic" officeooo:rsid="000eb009" officeooo:paragraph-rsid="000eb009" style:font-style-asian="italic" style:font-style-complex="italic"/>
    </style:style>
    <style:style style:name="P34" style:family="paragraph" style:parent-style-name="Text_20_body">
      <style:text-properties fo:font-style="italic" officeooo:paragraph-rsid="000eb009" style:font-style-asian="italic" style:font-style-complex="italic"/>
    </style:style>
    <style:style style:name="P35" style:family="paragraph" style:parent-style-name="Text_20_body">
      <style:text-properties officeooo:paragraph-rsid="000eb009"/>
    </style:style>
    <style:style style:name="P36" style:family="paragraph" style:parent-style-name="Text_20_body">
      <style:text-properties fo:font-style="normal" officeooo:rsid="000eb009" officeooo:paragraph-rsid="000eb009" style:font-style-asian="normal" style:font-style-complex="normal"/>
    </style:style>
    <style:style style:name="P37" style:family="paragraph" style:parent-style-name="Text_20_body">
      <style:paragraph-properties fo:text-align="justify" style:justify-single-word="false" fo:break-before="page"/>
      <style:text-properties officeooo:rsid="000eb009" officeooo:paragraph-rsid="000eb009"/>
    </style:style>
    <style:style style:name="T1" style:family="text">
      <style:text-properties officeooo:rsid="0005d5e5"/>
    </style:style>
    <style:style style:name="T2" style:family="text">
      <style:text-properties style:font-name="Liberation Sans" fo:font-size="18.2000007629395pt" fo:font-weight="bold" officeooo:rsid="000c8632" style:font-name-asian="Microsoft YaHei" style:font-size-asian="18.2000007629395pt" style:font-weight-asian="bold" style:font-name-complex="Mangal" style:font-size-complex="18.2000007629395pt" style:font-weight-complex="bold"/>
    </style:style>
    <style:style style:name="T3" style:family="text">
      <style:text-properties officeooo:rsid="0008cc18"/>
    </style:style>
    <style:style style:name="T4" style:family="text">
      <style:text-properties officeooo:rsid="0009a726"/>
    </style:style>
    <style:style style:name="T5" style:family="text">
      <style:text-properties officeooo:rsid="000c8632"/>
    </style:style>
    <style:style style:name="T6" style:family="text">
      <style:text-properties fo:font-style="italic" officeooo:rsid="000eb009" style:font-style-asian="italic" style:font-style-complex="italic"/>
    </style:style>
    <style:style style:name="T7" style:family="text">
      <style:text-properties fo:font-style="normal" officeooo:rsid="000eb009" style:font-style-asian="normal" style:font-style-complex="normal"/>
    </style:style>
    <style:style style:name="T8" style:family="text">
      <style:text-properties style:text-position="0% 100%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Office31</text:p>
      <text:p text:style-name="P9">Story</text:p>
      <text:h text:style-name="P24" text:outline-level="1">Chapter 1</text:h>
      <text:p text:style-name="P10">Inside the police office 31</text:p>
      <text:p text:style-name="P15">Officer Mike is sitting in his office chair. It was a silent night while he was alone in the police office number 31 when suddenly the telephone rang.</text:p>
      <text:p text:style-name="P13">Officer Mike</text:p>
      <text:p text:style-name="P1">Hello, Police station 31, this is officer Mike.</text:p>
      <text:p text:style-name="P13">Woman</text:p>
      <text:p text:style-name="P4">H-Hello? I-I-I need help quick. I think someone is going to KILL me!</text:p>
      <text:p text:style-name="P13">O. Mike</text:p>
      <text:p text:style-name="P2">Please, calmn down miss. What’s your name, where are you and who you think is after you?</text:p>
      <text:p text:style-name="Text_20_body">Woman</text:p>
      <text:p text:style-name="P3">My name’s A-Alica. I’m in a warehouse in Delvin street 62. I’ve probably seen too much...</text:p>
      <text:p text:style-name="Text_20_body">In the distant through the phone you can hear men shouting.</text:p>
      <text:p text:style-name="P15">Alica</text:p>
      <text:p text:style-name="P2">Oh no, I think they’ve found me!</text:p>
      <text:p text:style-name="P15">Screams are heared through the phone followed by a pistol shot.</text:p>
      <text:p text:style-name="Text_20_body">O. Mike:</text:p>
      <text:p text:style-name="P2">Hello, miss Alica, can you hear me, are you still there!</text:p>
      <text:p text:style-name="P15">The call ends abrupt.</text:p>
      <text:p text:style-name="P15">O. Mike</text:p>
      <text:p text:style-name="P2">Oh sh*t, I’ve got to get there fast!</text:p>
      <text:p text:style-name="P7">Let’s pick up that flashlight from the desk first though. Then I’ll be ready to head out.</text:p>
      <text:p text:style-name="P30"><text:span text:style-name="T8"/></text:p>
      <text:p text:style-name="P37"><text:span text:style-name="T8">Extra texts:</text:span></text:p>
      <text:p text:style-name="P33">Click on Flashlight prior to phone</text:p>
      <text:p text:style-name="P29">O. Mike</text:p>
      <text:p text:style-name="Quotations">I don't need this now.</text:p>
      <text:p text:style-name="P29"/>
      <text:p text:style-name="P33">Click on Door prior to phone</text:p>
      <text:p text:style-name="P29">O. Mike</text:p>
      <text:p text:style-name="Quotations">The phone is ringing, I should pick it up!</text:p>
      <text:p text:style-name="P28"/>
      <text:p text:style-name="P32">Click Door without flashlight</text:p>
      <text:p text:style-name="P36">O. Mike</text:p>
      <text:p text:style-name="P7">I’m not ready yet, I’ll have to pick up the flashlight first!</text:p>
      <text:p text:style-name="P28"/>
      <text:p text:style-name="P31">Pick up flashlight from desk</text:p>
      <text:p text:style-name="P16">O. Mike</text:p>
      <text:p text:style-name="P7">Ok, now let’s get out of here.</text:p>
      <text:p text:style-name="Text_20_body"/>
      <text:p text:style-name="P34">Click on Mike</text:p>
      <text:p text:style-name="P35">Before call</text:p>
      <text:p text:style-name="P36">O. Mike</text:p>
      <text:p text:style-name="Quotations">The phone's ringing, just click on that thing on the right.</text:p>
      <text:p text:style-name="P35">After Call</text:p>
      <text:p text:style-name="P36">O. Mike</text:p>
      <text:p text:style-name="Quotations">Don't you see that flashlight, it's on the table below me.</text:p>
      <text:p text:style-name="P35">After pick up flashlight</text:p>
      <text:p text:style-name="P36">O. Mike</text:p>
      <text:p text:style-name="Quotations">Just click on the door on the left side already. I don't have all night.</text:p>
      <text:h text:style-name="P27" text:outline-level="1">Chapter 2</text:h>
      <text:p text:style-name="P13">Inside the warehouse</text:p>
      <text:p text:style-name="P15">The warehouse was dark and silent in the night as if nothing has happened here. Officer Mike enters the building <text:span text:style-name="T3">and activates his flashlight looking out for hints on Alicia or the men following her.</text:span></text:p>
      <text:p text:style-name="P17">Officer Mike</text:p>
      <text:p text:style-name="P5">Miss Alica, are you here, can you hear me?</text:p>
      <text:p text:style-name="P19">No answer, only deep silence and the echo of his voice was there.</text:p>
      <text:p text:style-name="P18">Officer Mike</text:p>
      <text:p text:style-name="P6">Let’s see if I can find something in here</text:p>
      <text:p text:style-name="P19">Mike is using his flashlight to find evidents on what has happened</text:p>
      <text:p text:style-name="P19">Case A:</text:p>
      <text:p text:style-name="P18">Officer Mike</text:p>
      <text:p text:style-name="P6">Huh, those are real looking fakes of agent ID cards. This seems to get bigger then I thought.</text:p>
      <text:p text:style-name="P18">Officer Mike</text:p>
      <text:p text:style-name="P6">Hey, look at that, a small paper with notes on it. This must be done by Alica. I should head to the location written on here.</text:p>
      <text:p text:style-name="P8">Move on to Chapter 3A</text:p>
      <text:p text:style-name="P8">Case B:</text:p>
      <text:p text:style-name="P18">Officer Mike</text:p>
      <text:p text:style-name="P6">Hey, look at that, a small paper with notes on it. This must be done by Alica. I should head to the location written on here.</text:p>
      <text:p text:style-name="Text_20_body">Move on to Chapter 3 B</text:p>
      <text:h text:style-name="P27" text:outline-level="1">Chapter 3 <text:span text:style-name="T1">A</text:span></text:h>
      <text:p text:style-name="P13">Inside the hotel</text:p>
      <text:p text:style-name="P20">The gansters are tarned as secret intelligence agent, but due to you finding the fake Ids, you can bust them and rescue miss Alica.</text:p>
      <text:h text:style-name="P27" text:outline-level="1">Ch<text:span text:style-name="T1">a</text:span>pter 4 <text:span text:style-name="T1">A</text:span></text:h>
      <text:p text:style-name="P13">Inside the police office 31</text:p>
      <text:p text:style-name="P20">Back at the office, Alica thanks you and leaves the office again.</text:p>
      <text:h text:style-name="P25" text:outline-level="1">Chapter 3 B</text:h>
      <text:p text:style-name="P13">Inside the hotel</text:p>
      <text:p text:style-name="P20">You get fooled by the fake secret intelligence agent and are sent back to your office again. </text:p>
      <text:h text:style-name="P25" text:outline-level="1">Chapter 4 B</text:h>
      <text:p text:style-name="P11">Inside the police office 31</text:p>
      <text:p text:style-name="P21">Back at the office, the next day you read in the news that a woman has been killed in the hotel you were.</text:p>
      <text:h text:style-name="P26" text:outline-level="1">Chapter 3 <text:span text:style-name="T2">C</text:span></text:h>
      <text:p text:style-name="P14">Inside the hotel</text:p>
      <text:p text:style-name="P22"><text:span text:style-name="T4">You </text:span><text:span text:style-name="T5">haven’t found the Ids of the gangsters but found a way to surpass them and free Alica</text:span><text:span text:style-name="T4">. </text:span></text:p>
      <text:h text:style-name="P26" text:outline-level="1">Chapter 4 <text:span text:style-name="T2">C</text:span></text:h>
      <text:p text:style-name="P12">Inside the police office 31</text:p>
      <text:p text:style-name="P22"><text:span text:style-name="T4">Back at the office, the next day you read that a </text:span><text:span text:style-name="T5">kidnapped </text:span><text:span text:style-name="T4">woman has been </text:span><text:span text:style-name="T5">rescued</text:span><text:span text:style-name="T4"> in the hotel </text:span><text:span text:style-name="T5">but the gangsters escaped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1-03-31T17:01:37.682508817</dc:date>
    <meta:editing-duration>PT1H42M31S</meta:editing-duration>
    <meta:editing-cycles>10</meta:editing-cycles>
    <dc:creator>Fireclaw </dc:creator>
    <meta:document-statistic meta:table-count="0" meta:image-count="0" meta:object-count="0" meta:page-count="5" meta:paragraph-count="83" meta:word-count="626" meta:character-count="3181" meta:non-whitespace-character-count="2636"/>
  </office:meta>
</office:document-meta>
</file>